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91972" officeooo:paragraph-rsid="00091972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afbdb" officeooo:paragraph-rsid="000afbdb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02d1" officeooo:paragraph-rsid="000d02d1" style:language-asian="zxx" style:country-asian="none" style:language-complex="zxx" style:country-complex="none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zxx" fo:country="none" officeooo:rsid="00091972" officeooo:paragraph-rsid="00091972" style:language-asian="zxx" style:country-asian="none" style:language-complex="zxx" style:country-complex="none"/>
    </style:style>
    <style:style style:name="T1" style:family="text">
      <style:text-properties officeooo:rsid="000afbdb"/>
    </style:style>
    <style:style style:name="T2" style:family="text">
      <style:text-properties officeooo:rsid="000b2547"/>
    </style:style>
    <style:style style:name="T3" style:family="text">
      <style:text-properties officeooo:rsid="000e3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i d’uso</text:p>
      <text:p text:style-name="P1"/>
      <text:p text:style-name="P1">Caso d’uso 1: prenotazione servizio</text:p>
      <text:p text:style-name="P1">Scopo: software gestione coda</text:p>
      <text:p text:style-name="P1">Livello: utente</text:p>
      <text:p text:style-name="P1">Attore primario: cliente</text:p>
      <text:p text:style-name="P1">Stakeholder e interessi:</text:p>
      <text:p text:style-name="P1">- cliente: vuole prenotare un servizio con facilità ed essere inserito in una coda con tempi di attesa minimi;</text:p>
      <text:p text:style-name="P1">- addetto allo sportello: vuole sapere il servizio richiesto dai clienti e il numero di clienti in attesa;</text:p>
      <text:p text:style-name="P1">Precondizioni: nessuna</text:p>
      <text:p text:style-name="P1">Successo garantito: il cliente viene inserito in coda</text:p>
      <text:p text:style-name="P1"/>
      <text:p text:style-name="P1">Scenario principale di successo:</text:p>
      <text:p text:style-name="P1">1. Il cliente entra nell'ufficio;</text:p>
      <text:p text:style-name="P1">2. Il cliente seleziona il servizio desiderato <text:span text:style-name="T1">e conferma</text:span>;</text:p>
      <text:p text:style-name="P1">3. Il sistema riceve la richiesta ed eroga un biglietto per l'utente con il numero di prenotazione;</text:p>
      <text:p text:style-name="P1">4. <text:span text:style-name="T1">Il sistema analizza lo stato dei servizi richiesti e lo mostra agli addetti non occupati;</text:span></text:p>
      <text:p text:style-name="P2">5. Gli addetti non occupati, in base allo stato dei servizi richiesti, decidono che servizio offrire;</text:p>
      <text:p text:style-name="P2">6. Gli addetti chiamano il primo cliente in coda che ha richiesto il servizio da loro selezionato;</text:p>
      <text:p text:style-name="P2">7. Il cliente si reca allo sportello liberando il posto in coda;</text:p>
      <text:p text:style-name="P2">8. Il sistema aggiorna lo stato delle prenotazioni.</text:p>
      <text:p text:style-name="P2"/>
      <text:p text:style-name="P2">Scenario alternativo:</text:p>
      <text:p text:style-name="P2">*a Annullamento operazione: il cliente dopo aver selezionato il servizio può decidere di annullare la sua prenotazione.</text:p>
      <text:p text:style-name="P2">1. Il cliente annulla la prenotazione;</text:p>
      <text:p text:style-name="P2">2. <text:s/>Il sistema offre la possibilià di selezionare nuovamente un servizio al cliente.</text:p>
      <text:p text:style-name="P2">*b In qualsiasi momento, il sistema va in crash.</text:p>
      <text:p text:style-name="P2">1. Il sistema salva lo stato della coda dopo ogni prenotazione;</text:p>
      <text:p text:style-name="P2">2. Un addetto si occuperà di riavviare il sistema;</text:p>
      <text:p text:style-name="P2">3. Al riavvio il sistema <text:span text:style-name="T2">chiede se è necessario ricaricare i dati della sessione precedente al crash.</text:span></text:p>
      <text:p text:style-name="P2"/>
      <text:p text:style-name="P3">Caso d'uso 2: gestione sportello</text:p>
      <text:p text:style-name="P3">Scenario di successo pincipale: il sistema, una volta che un addetto ha impostato il suo stato su "libero", analizza lo stato delle prenotazioni; se non ci sono più prenotazioni per il servizio che sta offrendo quell'addetto, allora il sistema gli assegna il servizio più richiesto in quel determinato istante.</text:p>
      <text:p text:style-name="P3">Scenari alternativi:</text:p>
      <text:p text:style-name="P3">- un addetto può andare in uno stato di pausa e in quel caso <text:span text:style-name="T3">lo sportello non rende serviz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6:23:37.241178219</meta:creation-date>
    <dc:date>2019-04-02T17:04:23.637640320</dc:date>
    <meta:editing-duration>PT7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329" meta:character-count="2035" meta:non-whitespace-character-count="1736"/>
  </office:meta>
</office:document-meta>
</file>